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5"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paragraph-properties fo:text-align="start" style:justify-single-word="false"/>
      <style:text-properties style:font-name="Arial"/>
    </style:style>
    <style:style style:name="P34" style:family="paragraph" style:parent-style-name="Table_20_Heading">
      <style:text-properties style:font-name="Arial1"/>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0"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1" style:family="paragraph" style:parent-style-name="Table_20_Contents">
      <style:text-properties style:font-name="Arial" fo:font-size="10pt" style:font-size-asian="10pt" style:font-size-complex="10pt"/>
    </style:style>
    <style:style style:name="P42" style:family="paragraph" style:parent-style-name="Heading_20_1">
      <style:paragraph-properties fo:break-before="page"/>
    </style:style>
    <style:style style:name="P43" style:family="paragraph" style:parent-style-name="Heading_20_2">
      <style:text-properties fo:font-weight="bold" style:font-weight-asian="bold" style:font-weight-complex="bold"/>
    </style:style>
    <style:style style:name="P44" style:family="paragraph" style:parent-style-name="Heading_20_3">
      <style:text-properties fo:font-weight="bold" style:font-weight-asian="bold" style:font-weight-complex="bold"/>
    </style:style>
    <style:style style:name="P45" style:family="paragraph" style:parent-style-name="Text_20_body" style:list-style-name="L1"/>
    <style:style style:name="P46" style:family="paragraph" style:parent-style-name="Text_20_body" style:list-style-name="L1">
      <style:text-properties style:font-name="Arial"/>
    </style:style>
    <style:style style:name="P47" style:family="paragraph" style:parent-style-name="Text_20_body" style:list-style-name="L2">
      <style:text-properties style:font-name="Arial"/>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4">
      <style:text-properties fo:font-weight="normal" style:font-weight-asian="normal" style:font-weight-complex="normal"/>
    </style:style>
    <style:style style:name="P52" style:family="paragraph" style:parent-style-name="Text_20_body" style:list-style-name="L5">
      <style:text-properties fo:font-weight="normal" style:font-weight-asian="normal" style:font-weight-complex="normal"/>
    </style:style>
    <style:style style:name="P53" style:family="paragraph" style:parent-style-name="Text_20_body" style:list-style-name="L6">
      <style:text-properties fo:font-weight="normal" style:font-weight-asian="normal" style:font-weight-complex="normal"/>
    </style:style>
    <style:style style:name="P54" style:family="paragraph" style:parent-style-name="Text_20_body" style:list-style-name="L5"/>
    <style:style style:name="P55"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3.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Introduction<text:tab/>3</text:p>
          <text:p text:style-name="P37">Warning<text:tab/>3</text:p>
          <text:p text:style-name="P37">User Interface<text:tab/>3</text:p>
          <text:p text:style-name="P35">Main Window<text:tab/>3</text:p>
          <text:p text:style-name="P35">Project window<text:tab/>4</text:p>
          <text:p text:style-name="P36">Renaming a Layout<text:tab/>4</text:p>
          <text:p text:style-name="P36">Re-Order Layouts<text:tab/>4</text:p>
          <text:p text:style-name="P36">Context Menu Items (Layouts Node)<text:tab/>5</text:p>
          <text:p text:style-name="P36">Context Menu Items (Layout Node)<text:tab/>5</text:p>
          <text:p text:style-name="P36">Context Menu Items (Reference Node)<text:tab/>6</text:p>
          <text:p text:style-name="P35">Layout Control window<text:tab/>6</text:p>
          <text:p text:style-name="P36">Card Count Group<text:tab/>6</text:p>
          <text:p text:style-name="P36">Card Layout<text:tab/>6</text:p>
          <text:p text:style-name="P36">Multi-Select<text:tab/>7</text:p>
          <text:p text:style-name="P35">Element Control window<text:tab/>8</text:p>
          <text:p text:style-name="P36">Element<text:tab/>8</text:p>
          <text:p text:style-name="P36">Font (Text Elements)<text:tab/>8</text:p>
          <text:p text:style-name="P36">Graphic (Graphic Elements)<text:tab/>9</text:p>
          <text:p text:style-name="P36">Shape (Shape Elements)<text:tab/>9</text:p>
          <text:p text:style-name="P36">Border<text:tab/>10</text:p>
          <text:p text:style-name="P36">Outline<text:tab/>10</text:p>
          <text:p text:style-name="P35">Canvas window<text:tab/>10</text:p>
          <text:p text:style-name="P36">Canvas Alignment<text:tab/>11</text:p>
          <text:p text:style-name="P35">Logger window<text:tab/>11</text:p>
          <text:p text:style-name="P35">Defines window<text:tab/>11</text:p>
          <text:p text:style-name="P37">CSV Reference Files<text:tab/>12</text:p>
          <text:p text:style-name="P35">Creation<text:tab/>12</text:p>
          <text:p text:style-name="P35">Special Functions<text:tab/>12</text:p>
          <text:p text:style-name="P35">Color String Format<text:tab/>12</text:p>
          <text:p text:style-name="P36">RGB Color Format<text:tab/>12</text:p>
          <text:p text:style-name="P36">Color Name Format<text:tab/>13</text:p>
          <text:p text:style-name="P35">Font String Format<text:tab/>13</text:p>
          <text:p text:style-name="P35">Element Overrides<text:tab/>13</text:p>
          <text:p text:style-name="P35">Define File<text:tab/>15</text:p>
          <text:p text:style-name="P35">Google References / Defines<text:tab/>15</text:p>
          <text:p text:style-name="P36">Google Authentication Setup<text:tab/>15</text:p>
          <text:p text:style-name="P37">Translator<text:tab/>16</text:p>
          <text:p text:style-name="P35">Incept (Default)<text:tab/>16</text:p>
          <text:p text:style-name="P35">JavaScript<text:tab/>16</text:p>
          <text:p text:style-name="P37">Definition / Scripting Reference (Incept Translator)<text:tab/>16</text:p>
          <text:p text:style-name="P35">All Elements<text:tab/>16</text:p>
          <text:p text:style-name="P35"><text:soft-page-break/>Graphic Elements<text:tab/>19</text:p>
          <text:p text:style-name="P35">Text Elements<text:tab/>20</text:p>
          <text:p text:style-name="P35">Formatted Text Elements<text:tab/>20</text:p>
          <text:p text:style-name="P35">Shape Elements<text:tab/>22</text:p>
          <text:p text:style-name="P36">Additional Parameters by Shape Table<text:tab/>22</text:p>
          <text:p text:style-name="P36">Grid Note<text:tab/>23</text:p>
          <text:p text:style-name="P35">Order of Translation<text:tab/>23</text:p>
          <text:p text:style-name="P37">Settings<text:tab/>23</text:p>
          <text:p text:style-name="P35">General<text:tab/>23</text:p>
          <text:p text:style-name="P35">PDF Export Settings<text:tab/>24</text:p>
          <text:p text:style-name="P36">Exporting Layouts<text:tab/>24</text:p>
          <text:p text:style-name="P36">Layout Notes<text:tab/>24</text:p>
          <text:p text:style-name="P35">Where is the print option?<text:tab/>24</text:p>
          <text:p text:style-name="P37">Layout Templates<text:tab/>24</text:p>
        </text:index-body>
      </text:table-of-content>
      <text:p text:style-name="P3"/>
      <text:h text:style-name="P42"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row table:style-name="Table24.1">
          <table:table-cell table:style-name="Table24.A2" office:value-type="string">
            <text:p text:style-name="P17">Project Settings...</text:p>
          </table:table-cell>
          <table:table-cell table:style-name="Table24.A2" office:value-type="string">
            <text:p text:style-name="P17">Layouts</text:p>
          </table:table-cell>
          <table:table-cell table:style-name="Table24.C2" office:value-type="string">
            <text:p text:style-name="P17">Allows you to configure project level settings. Currently the only setting is the Translator to use.</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 There are a few special settings:</text:p>
            <text:p text:style-name="P17"/>
            <text:p text:style-name="P17">Stitch Skip Index: A value to indicate any gaps to intentionally leave in the stitched export.</text:p>
            <text:p text:style-name="P17"/>
            <text:p text:style-name="P17">File Name Format (see Configure Layout Export for details)</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df, and image export.</text:p>
            <text:p text:style-name="P17"/>
            <text:p text:style-name="P17">Stitched columns/rows configures the width and height based on the buffer and layout size. </text:p>
            <text:p text:style-name="P17"><text:soft-page-break/></text:p>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3">Description</text:p>
            </table:table-cell>
            <table:table-cell table:style-name="Table16.B1" office:value-type="string">
              <text:p text:style-name="P33">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soft-page-break/>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ext:soft-page-break/>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8486702116890792270" text:style-name="L1">
        <text:list-item>
          <text:p text:style-name="P46">The text will appear to be red until the font has been set once.</text:p>
        </text:list-item>
        <text:list-item>
          <text:p text:style-name="P45"><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text:soft-page-break/>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ext:soft-page-break/>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1">Control</text:p>
          </table:table-cell>
          <table:table-cell table:style-name="Table32.B1" office:value-type="string">
            <text:p text:style-name="P11">Function</text:p>
          </table:table-cell>
        </table:table-row>
        <table:table-row>
          <table:table-cell table:style-name="Table32.A2" office:value-type="string">
            <text:p text:style-name="P10">Center Elements Horizontally</text:p>
          </table:table-cell>
          <table:table-cell table:style-name="Table32.B2" office:value-type="string">
            <text:p text:style-name="P1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27">CSV reference files have 4 strict content rules:</text:p>
      <text:list xml:id="list1409520716194880012" text:style-name="L2">
        <text:list-item>
          <text:p text:style-name="P47">The separator character must be a comma. Some editors may switch this on you!</text:p>
        </text:list-item>
        <text:list-item>
          <text:p text:style-name="P47">The first row must contain the column names. The columns may be named with spaces but should not use the [ or ] characters (or anything else that might confuse the parser when trying to translate references).</text:p>
        </text:list-item>
        <text:list-item>
          <text:p text:style-name="P47">The first column may be named anything, but the contents should always be the card count of the given row. (an empty entry assumes 1 instance of the given row)</text:p>
        </text:list-item>
        <text:list-item>
          <text:p text:style-name="P48"><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text:soft-page-break/>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3"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ext:soft-page-break/>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4">Fields</text:p>
            </table:table-cell>
            <table:table-cell table:style-name="Table20.B1" office:value-type="string">
              <text:p text:style-name="P34">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5115321870030279109" text:style-name="L3">
        <text:list-item>
          <text:p text:style-name="P49">Each define name follows the same rules as a column name in a reference file.</text:p>
        </text:list-item>
        <text:list-item>
          <text:p text:style-name="P4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5315985577367121813" text:style-name="L4">
        <text:list-item>
          <text:p text:style-name="P50"><text:span text:style-name="T1">Reference file: </text:span><text:span text:style-name="T2">items.csv</text:span></text:p>
        </text:list-item>
        <text:list-item>
          <text:p text:style-name="P50"><text:span text:style-name="T1">Define file: </text:span><text:span text:style-name="T2">items_defines.csv</text:span></text:p>
        </text:list-item>
        <text:list-item>
          <text:p text:style-name="P51">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1981891069347657429" text:style-name="L5">
        <text:list-item>
          <text:p text:style-name="P54"><text:span text:style-name="T1">Main sheet: </text:span><text:span text:style-name="T2">items</text:span></text:p>
        </text:list-item>
        <text:list-item>
          <text:p text:style-name="P54"><text:span text:style-name="T1">Defines sheet:</text:span><text:span text:style-name="T2"> items_defines</text:span></text:p>
        </text:list-item>
        <text:list-item>
          <text:p text:style-name="P52">Project Wide Defines<text:line-break/>SpreadSheet Name: [project file name without the extension] (this is case sensitive!)<text:line-break/>Sheet Name: <text:span text:style-name="T2">defines</text:span></text:p>
        </text:list-item>
      </text:list>
      <text:h text:style-name="P44"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156062573170224542" text:style-name="L6">
        <text:list-item>
          <text:p text:style-name="P53"><text:soft-page-break/>Launch CardMaker and select <text:span text:style-name="T2">Tools</text:span> &gt; <text:span text:style-name="T2">Update Google Credentials... </text:span></text:p>
        </text:list-item>
        <text:list-item>
          <text:p text:style-name="P53">Either copy the Auth URL and browse to it in your preferred browser or click <text:span text:style-name="T2">Browse To URL</text:span></text:p>
        </text:list-item>
        <text:list-item>
          <text:p text:style-name="P53">Google should prompt you to allow CardMaker to access your spreadsheets and then navigate to the CardMaker site with the AccessToken field already selected. </text:p>
        </text:list-item>
        <text:list-item>
          <text:p text:style-name="P53">Copy the <text:span text:style-name="T2">AccessToken</text:span> value and return to CardMaker.</text:p>
        </text:list-item>
        <text:list-item>
          <text:p text:style-name="P53">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able:table-row table:style-name="Table4.1">
          <table:table-cell table:style-name="Table4.A2" office:value-type="string">
            <text:p text:style-name="P10">Counter</text:p>
          </table:table-cell>
          <table:table-cell table:style-name="Table4.B5"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ext:soft-page-break/>
        <table:table-row table:style-name="Table4.1">
          <table:table-cell table:style-name="Table4.A2" office:value-type="string">
            <text:p text:style-name="P10">Sub Counter</text:p>
          </table:table-cell>
          <table:table-cell table:style-name="Table4.B5"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5"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5"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5"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5"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251784352627351199" text:style-name="L7">
              <text:list-item>
                <text:p text:style-name="P39">x offset</text:p>
              </text:list-item>
              <text:list-item>
                <text:p text:style-name="P39">y offset</text:p>
              </text:list-item>
              <text:list-item>
                <text:p text:style-name="P39">width</text:p>
              </text:list-item>
              <text:list-item>
                <text:p text:style-name="P39">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7562250886956630097" text:style-name="L8">
              <text:list-item>
                <text:p text:style-name="P40">percent – percentage of the line space the image height should be (aspect ratio is maintained) – value from 0.00 to 1.00 would be smaller than the line. 1.00 represents 100%.</text:p>
              </text:list-item>
              <text:list-item>
                <text:p text:style-name="P40">xoffset – The x draw offset</text:p>
              </text:list-item>
              <text:list-item>
                <text:p text:style-name="P40">yoffset – The y draw offset</text:p>
              </text:list-item>
              <text:list-item>
                <text:p text:style-name="P40">width – The width to draw</text:p>
              </text:list-item>
              <text:list-item>
                <text:p text:style-name="P40">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1972811465088051758" text:style-name="L9">
        <text:list-item>
          <text:p text:style-name="P5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4983562323496645697" text:style-name="L10">
        <text:list-item>
          <text:p text:style-name="P38">Card Values (![x])</text:p>
        </text:list-item>
        <text:list-item>
          <text:p text:style-name="P38">Data Source References (@[x])</text:p>
        </text:list-item>
        <text:list-item>
          <text:p text:style-name="P38">If</text:p>
        </text:list-item>
        <text:list-item>
          <text:p text:style-name="P38">Switch</text:p>
        </text:list-item>
        <text:list-item>
          <text:p text:style-name="P38">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28">Default Translator Type</text:p>
          </table:table-cell>
          <table:table-cell table:style-name="Table29.B2" office:value-type="string">
            <text:p text:style-name="Table_20_Contents">Specifies the default translator to set when you create a new project.</text:p>
          </table:table-cell>
        </table:table-row>
      </table:table>
      <text:h text:style-name="Heading_20_2" text:outline-level="2"><text:soft-page-break/>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text:soft-page-break/>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3" meta:image-count="0" meta:object-count="0" meta:page-count="25" meta:paragraph-count="742" meta:word-count="6373" meta:character-count="37393"/>
  </office:meta>
</office:document-meta>
</file>